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004586"/>
    </style:style>
    <style:style style:name="P3" style:family="paragraph" style:parent-style-name="Standard">
      <style:paragraph-properties fo:text-align="start" style:justify-single-word="false"/>
      <style:text-properties fo:color="#000000"/>
    </style:style>
    <style:style style:name="P4" style:family="paragraph" style:parent-style-name="Standard">
      <style:paragraph-properties fo:margin-left="1.27cm" fo:margin-right="0cm" fo:text-align="start" style:justify-single-word="false" fo:text-indent="-0.635cm" style:auto-text-indent="false"/>
    </style:style>
    <style:style style:name="P5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</style:style>
    <style:style style:name="P6" style:family="paragraph" style:parent-style-name="Standard" style:list-style-name="WWNum2">
      <style:paragraph-properties fo:margin-left="1.27cm" fo:margin-right="0cm" fo:text-align="start" style:justify-single-word="false" fo:text-indent="-0.635cm" style:auto-text-indent="false"/>
    </style:style>
    <style:style style:name="P7" style:family="paragraph" style:parent-style-name="Standard" style:list-style-name="WWNum2">
      <style:paragraph-properties fo:margin-left="1.27cm" fo:margin-right="0cm" fo:text-align="start" style:justify-single-word="false" fo:text-indent="-0.635cm" style:auto-text-indent="false"/>
      <style:text-properties fo:color="#004586"/>
    </style:style>
    <style:style style:name="P8" style:family="paragraph" style:parent-style-name="Standard">
      <style:paragraph-properties fo:margin-left="0cm" fo:margin-right="0cm" fo:text-align="start" style:justify-single-word="false" fo:text-indent="1.27cm" style:auto-text-indent="false"/>
    </style:style>
    <style:style style:name="P9" style:family="paragraph" style:parent-style-name="Standard">
      <style:paragraph-properties fo:margin-left="1.27cm" fo:margin-right="0cm" fo:text-align="start" style:justify-single-word="false" fo:text-indent="0cm" style:auto-text-indent="false"/>
    </style:style>
    <style:style style:name="P10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ff3333"/>
    </style:style>
    <style:style style:name="P11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color="#004586"/>
    </style:style>
    <style:style style:name="T4" style:family="text">
      <style:text-properties fo:color="#000000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00" fo:font-weight="bold" style:font-weight-asian="bold"/>
    </style:style>
    <style:style style:name="T7" style:family="text">
      <style:text-properties fo:color="#ff3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Las escenas:</text:span></text:p>
      <text:p text:style-name="P1">Cada una de las escenas tiene su propia clase que extiende de la clase <text:s/>BasicGameState.</text:p>
      <text:p text:style-name="P1"><text:span text:style-name="T3">public class NombreEscena extends BasicGameState{ <text:s/>}.</text:span></text:p>
      <text:p text:style-name="P2"/>
      <text:p text:style-name="P1"><text:span text:style-name="T4">Cuando los personajes llegan a una posición concreta del mapa se ejecuta la escena correspondiente. </text:span></text:p>
      <text:p text:style-name="P1"><text:span text:style-name="T4">Las clases NombreEscena tiene un </text:span>constructor<text:span text:style-name="T4"> con un id único para que no aparezca otra escena diferente.</text:span></text:p>
      <text:p text:style-name="P1"><text:span text:style-name="T3">public NombreEscena(int id){</text:span></text:p>
      <text:p text:style-name="P1"><text:span text:style-name="T3"><text:s text:c="8"/>this.idEstado=id;}</text:span></text:p>
      <text:p text:style-name="P3"/>
      <text:p text:style-name="P3"/>
      <text:p text:style-name="P1"><text:span text:style-name="T5">Los atributos que se han usado son:</text:span></text:p>
      <text:list xml:id="list311374446361466692" text:style-name="WWNum1">
        <text:list-item>
          <text:p text:style-name="P5"><text:span text:style-name="T6">Integer</text:span><text:span text:style-name="T4"> para establecer la posición de los diálogos. Son </text:span><text:span text:style-name="T6">static</text:span><text:span text:style-name="T4"> para que pertenezcan a la clase y </text:span><text:span text:style-name="T6">final</text:span><text:span text:style-name="T4"> para que no cambien su valor y aparezca la ventana diálogo siempre en el mismo lugar.</text:span></text:p>
        </text:list-item>
        <text:list-item>
          <text:p text:style-name="P5"><text:span text:style-name="T6">String []</text:span><text:span text:style-name="T4"> y </text:span><text:span text:style-name="T6">Boolean</text:span><text:span text:style-name="T4"> para que el jugador pueda elegir entre varias opciones de diálogo.</text:span></text:p>
        </text:list-item>
        <text:list-item>
          <text:p text:style-name="P5"><text:span text:style-name="T6">Vector2f</text:span><text:span text:style-name="T4"> que se ocupa de la posición de los personajes durante las escenas.</text:span></text:p>
        </text:list-item>
        <text:list-item>
          <text:p text:style-name="P5"><text:span text:style-name="T6">Animation </text:span><text:span text:style-name="T4">e </text:span><text:span text:style-name="T6">Image</text:span><text:span text:style-name="T4"> para mostrar los personajes en las escenas.</text:span></text:p>
        </text:list-item>
        <text:list-item>
          <text:p text:style-name="P5"><text:span text:style-name="T6">Sound</text:span><text:span text:style-name="T4"> para el sonido de las escenas.</text:span></text:p>
        </text:list-item>
      </text:list>
      <text:p text:style-name="P1"/>
      <text:p text:style-name="P1"><text:span text:style-name="T5">Los métodos utilizados son:</text:span></text:p>
      <text:list xml:id="list2127331840624542881" text:style-name="WWNum2">
        <text:list-item>
          <text:p text:style-name="P6"><text:span text:style-name="T4">init()</text:span>: </text:p>
        </text:list-item>
      </text:list>
      <text:p text:style-name="P8"><text:span text:style-name="T3">public void init(GameContainer gc, StateBasedGame sbg) throws SlickException {}</text:span></text:p>
      <text:p text:style-name="P1"><text:tab/>Establece que características tendrán los atributos en la escena.</text:p>
      <text:p text:style-name="P1"><text:tab/><text:span text:style-name="T3">horU= new Image("Imagenes/HeroeMundo/her21.png");</text:span></text:p>
      <text:p text:style-name="P1"><text:tab/>Este es un ejemplo de <text:span text:style-name="T2">Image </text:span>dentro del <text:span text:style-name="T2">init</text:span>.</text:p>
      <text:p text:style-name="P1"/>
      <text:list xml:id="list30688696" text:continue-numbering="true" text:style-name="WWNum2">
        <text:list-item>
          <text:p text:style-name="P6"><text:span text:style-name="T4">render()</text:span>:</text:p>
        </text:list-item>
      </text:list>
      <text:p text:style-name="P1"><text:tab/><text:span text:style-name="T3">public void render(GameContainer gc, StateBasedGame sbg, Graphics grphcs)</text:span></text:p>
      <text:p text:style-name="P1"><text:span text:style-name="T3"><text:tab/>throws SlickException {}</text:span></text:p>
      <text:p text:style-name="P1"><text:tab/>Se encarga de que se muestre por pantalla <text:span text:style-name="T2">Image</text:span>, <text:span text:style-name="T2">Sound</text:span>, <text:span text:style-name="T2">Métodos</text:span>,etc.</text:p>
      <text:p text:style-name="P1"><text:tab/>En las escenas se utilizan <text:span text:style-name="T2">estados </text:span>para que avance la escena.</text:p>
      <text:p text:style-name="P1"><text:tab/><text:span text:style-name="T3">if(estado&gt;=0 &amp;&amp; estado&lt;20){</text:span></text:p>
      <text:p text:style-name="P1"><text:span text:style-name="T3"><text:tab/><text:tab/>horU.draw(posicion.x+896, posicion.y);</text:span></text:p>
      <text:p text:style-name="P1"><text:span text:style-name="T3"><text:tab/>}</text:span></text:p>
      <text:p text:style-name="P1"/>
      <text:list xml:id="list30704624" text:continue-numbering="true" text:style-name="WWNum2">
        <text:list-item>
          <text:p text:style-name="P6"><text:span text:style-name="T4">update()</text:span>:</text:p>
        </text:list-item>
      </text:list>
      <text:p text:style-name="P9"><text:span text:style-name="T3">public void update(GameContainer gc, StateBasedGame sbg, int i)</text:span></text:p>
      <text:p text:style-name="P9"><text:span text:style-name="T3">throws SlickException {}</text:span></text:p>
      <text:p text:style-name="P9">Se encarga de que se actualice la escena. Para ello se utiliza un <text:span text:style-name="T2">input</text:span>.</text:p>
      <text:p text:style-name="P9"><text:span text:style-name="T3">if(input.isKeyPressed(Input.KEY_ENTER)){</text:span></text:p>
      <text:p text:style-name="P9"><text:span text:style-name="T3"><text:s text:c="16"/>time=0;</text:span></text:p>
      <text:p text:style-name="P9"><text:span text:style-name="T3"><text:s text:c="16"/>estado++;</text:span></text:p>
      <text:p text:style-name="P9"><text:span text:style-name="T3"><text:s text:c="12"/>}</text:span></text:p>
      <text:p text:style-name="P9"/>
      <text:p text:style-name="P9"><text:span text:style-name="T4">Algunas cuando finaliza la ejecución de la escena; te mantienen en el mapa, luchas contra enemigos o te llevan a otro mapa.</text:span></text:p>
      <text:p text:style-name="P9"/>
      <text:p text:style-name="P9"><text:span text:style-name="T3">case 22:</text:span></text:p>
      <text:p text:style-name="P9"><text:span text:style-name="T3"><text:s text:c="16"/>estado=0;</text:span></text:p>
      <text:p text:style-name="P9"><text:span text:style-name="T3"><text:s text:c="16"/>sbg.enterState(VenganzaBelial.ESCENAARCHI2);</text:span></text:p>
      <text:p text:style-name="P9"><text:soft-page-break/><text:span text:style-name="T3"><text:tab/> <text:s text:c="4"/>break;</text:span></text:p>
      <text:p text:style-name="P10"/>
      <text:list xml:id="list30703845" text:continue-numbering="true" text:style-name="WWNum2">
        <text:list-item>
          <text:p text:style-name="P6"><text:span text:style-name="T4">renderDialogo():</text:span></text:p>
          <text:p text:style-name="P7">private void renderDialogo(){}</text:p>
        </text:list-item>
      </text:list>
      <text:p text:style-name="P4"><text:span text:style-name="T4"><text:tab/>Se encarga de establecer los valores del díalogo.</text:span></text:p>
      <text:p text:style-name="P4"><text:span text:style-name="T4"><text:tab/></text:span></text:p>
      <text:list xml:id="list30683329" text:continue-numbering="true" text:style-name="WWNum2">
        <text:list-item>
          <text:p text:style-name="P6"><text:span text:style-name="T4">renderDecisionJugador()</text:span><text:span text:style-name="T7">:</text:span></text:p>
        </text:list-item>
      </text:list>
      <text:p text:style-name="P4"><text:span text:style-name="T7"><text:tab/></text:span><text:span text:style-name="T3">private void renderDecisionJugador(){}</text:span></text:p>
      <text:p text:style-name="P4"><text:span text:style-name="T7"><text:tab/></text:span><text:span text:style-name="T4">Se encarga de mostrar las opciones de decisión con un booleano.</text:span></text:p>
      <text:p text:style-name="P4"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48" meta:word-count="315" meta:character-count="2209"/>
    <dc:date>2018-05-09T10:49:52.58</dc:date>
    <dc:creator>Loli Moral</dc:creator>
    <meta:generator>OpenOffice/4.1.5$Win32 OpenOffice.org_project/415m1$Build-9789</meta:generator>
  </office:meta>
</office:document-meta>
</file>